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rsid="0005b57b" officeooo:paragraph-rsid="0005b57b" style:font-size-asian="14pt" style:font-size-complex="14pt"/>
    </style:style>
    <style:style style:name="P4" style:family="paragraph" style:parent-style-name="Standard">
      <style:text-properties fo:font-size="14pt" officeooo:rsid="0005b57b" officeooo:paragraph-rsid="0009680c" style:font-size-asian="14pt" style:font-size-complex="14pt"/>
    </style:style>
    <style:style style:name="P5" style:family="paragraph" style:parent-style-name="Standard">
      <style:text-properties fo:font-size="14pt" officeooo:rsid="0005b57b" officeooo:paragraph-rsid="0024a07a" style:font-size-asian="14pt" style:font-size-complex="14pt"/>
    </style:style>
    <style:style style:name="P6" style:family="paragraph" style:parent-style-name="Standard">
      <style:text-properties fo:font-size="14pt" officeooo:paragraph-rsid="0005b57b" style:font-size-asian="14pt" style:font-size-complex="14pt"/>
    </style:style>
    <style:style style:name="P7" style:family="paragraph" style:parent-style-name="Standard">
      <style:text-properties fo:font-size="14pt" officeooo:paragraph-rsid="0009680c" style:font-size-asian="14pt" style:font-size-complex="14pt"/>
    </style:style>
    <style:style style:name="P8" style:family="paragraph" style:parent-style-name="Standard">
      <style:text-properties fo:font-size="14pt" officeooo:paragraph-rsid="000a9d2c" style:font-size-asian="14pt" style:font-size-complex="14pt"/>
    </style:style>
    <style:style style:name="P9" style:family="paragraph" style:parent-style-name="Standard">
      <style:text-properties fo:font-size="14pt" officeooo:paragraph-rsid="000b5d46" style:font-size-asian="14pt" style:font-size-complex="14pt"/>
    </style:style>
    <style:style style:name="P10" style:family="paragraph" style:parent-style-name="Standard">
      <style:text-properties fo:font-size="14pt" officeooo:rsid="000e5112" officeooo:paragraph-rsid="000e5112" style:font-size-asian="14pt" style:font-size-complex="14pt"/>
    </style:style>
    <style:style style:name="P11" style:family="paragraph" style:parent-style-name="Standard">
      <style:text-properties fo:font-size="14pt" officeooo:rsid="00117022" officeooo:paragraph-rsid="00117022" style:font-size-asian="14pt" style:font-size-complex="14pt"/>
    </style:style>
    <style:style style:name="P12" style:family="paragraph" style:parent-style-name="Standard">
      <style:text-properties fo:font-size="14pt" officeooo:rsid="00117022" officeooo:paragraph-rsid="0012eb73" style:font-size-asian="14pt" style:font-size-complex="14pt"/>
    </style:style>
    <style:style style:name="P13" style:family="paragraph" style:parent-style-name="Standard">
      <style:text-properties fo:font-size="14pt" officeooo:rsid="0012ebf8" officeooo:paragraph-rsid="0025c49d" style:font-size-asian="14pt" style:font-size-complex="14pt"/>
    </style:style>
    <style:style style:name="P14" style:family="paragraph" style:parent-style-name="Standard">
      <style:text-properties fo:font-size="14pt" officeooo:rsid="001ff048" officeooo:paragraph-rsid="0025c49d" style:font-size-asian="14pt" style:font-size-complex="14pt"/>
    </style:style>
    <style:style style:name="P15" style:family="paragraph" style:parent-style-name="Standard">
      <style:text-properties fo:font-size="14pt" officeooo:rsid="001851a8" officeooo:paragraph-rsid="0024a07a" style:font-size-asian="14pt" style:font-size-complex="14pt"/>
    </style:style>
    <style:style style:name="P16" style:family="paragraph" style:parent-style-name="Standard">
      <style:text-properties fo:font-size="14pt" officeooo:rsid="0016df04" officeooo:paragraph-rsid="0025c49d" style:font-size-asian="14pt" style:font-size-complex="14pt"/>
    </style:style>
    <style:style style:name="P17" style:family="paragraph" style:parent-style-name="Standard">
      <style:text-properties fo:font-size="14pt" officeooo:rsid="002892d6" officeooo:paragraph-rsid="002892d6" style:font-size-asian="14pt" style:font-size-complex="14pt"/>
    </style:style>
    <style:style style:name="P18" style:family="paragraph" style:parent-style-name="Standard">
      <style:text-properties fo:font-size="14pt" officeooo:rsid="0015ef8d" officeooo:paragraph-rsid="0015ef8d" style:font-size-asian="14pt" style:font-size-complex="14pt"/>
    </style:style>
    <style:style style:name="P19" style:family="paragraph" style:parent-style-name="Standard">
      <style:text-properties fo:font-size="14pt" officeooo:rsid="000a9d2c" officeooo:paragraph-rsid="000b5d46" style:font-size-asian="12.25pt" style:font-size-complex="14pt"/>
    </style:style>
    <style:style style:name="P20" style:family="paragraph" style:parent-style-name="Standard">
      <style:text-properties fo:font-size="14pt" fo:font-style="normal" style:text-underline-style="none" fo:font-weight="normal" officeooo:rsid="0012ebf8" officeooo:paragraph-rsid="0025c49d"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2" style:family="paragraph" style:parent-style-name="Standard">
      <style:paragraph-properties fo:text-align="center" style:justify-single-word="false"/>
      <style:text-properties fo:font-size="32pt" style:font-size-asian="32pt" style:font-size-complex="32pt"/>
    </style:style>
    <style:style style:name="P2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4" style:family="paragraph" style:parent-style-name="Standard">
      <style:paragraph-properties fo:text-align="center" style:justify-single-word="false"/>
      <style:text-properties fo:font-size="20pt" fo:font-weight="bold" officeooo:paragraph-rsid="0005b57b" style:font-size-asian="20pt" style:font-weight-asian="bold" style:font-size-complex="20pt" style:font-weight-complex="bold"/>
    </style:style>
    <style:style style:name="P25" style:family="paragraph" style:parent-style-name="Standard">
      <style:paragraph-properties fo:text-align="center" style:justify-single-word="false"/>
      <style:text-properties fo:font-size="20pt" fo:font-weight="bold" officeooo:paragraph-rsid="000a9d2c" style:font-size-asian="20pt" style:font-weight-asian="bold" style:font-size-complex="20pt" style:font-weight-complex="bold"/>
    </style:style>
    <style:style style:name="P26" style:family="paragraph" style:parent-style-name="Standard">
      <style:text-properties fo:font-size="20pt" officeooo:rsid="000a9d2c" officeooo:paragraph-rsid="000b5d46" style:font-size-asian="17.5pt" style:font-size-complex="20pt"/>
    </style:style>
    <style:style style:name="P27" style:family="paragraph" style:parent-style-name="Standard">
      <style:text-properties fo:font-size="20pt" officeooo:rsid="000a9d2c" officeooo:paragraph-rsid="000ff8c5" style:font-size-asian="17.5pt" style:font-size-complex="20pt"/>
    </style:style>
    <style:style style:name="P28" style:family="paragraph" style:parent-style-name="Standard">
      <style:text-properties fo:font-size="20pt" officeooo:rsid="000a9d2c" officeooo:paragraph-rsid="00150f5a" style:font-size-asian="17.5pt" style:font-size-complex="20pt"/>
    </style:style>
    <style:style style:name="P29" style:family="paragraph" style:parent-style-name="Standard">
      <style:text-properties fo:font-size="20pt" officeooo:rsid="000a9d2c" officeooo:paragraph-rsid="000b7a6d" style:font-size-asian="17.5pt" style:font-size-complex="20pt"/>
    </style:style>
    <style:style style:name="P30" style:family="paragraph" style:parent-style-name="Standard">
      <style:text-properties fo:font-size="20pt" officeooo:rsid="000a9d2c" officeooo:paragraph-rsid="001851a8" style:font-size-asian="17.5pt" style:font-size-complex="20pt"/>
    </style:style>
    <style:style style:name="P31" style:family="paragraph" style:parent-style-name="Standard">
      <style:paragraph-properties fo:text-align="center" style:justify-single-word="false"/>
      <style:text-properties fo:font-size="20pt" officeooo:paragraph-rsid="000b5d46" style:font-size-asian="20pt" style:font-size-complex="20pt"/>
    </style:style>
    <style:style style:name="P32" style:family="paragraph" style:parent-style-name="Standard">
      <style:paragraph-properties fo:text-align="center" style:justify-single-word="false"/>
      <style:text-properties fo:font-size="20pt" officeooo:paragraph-rsid="000f4029" style:font-size-asian="20pt" style:font-size-complex="20pt"/>
    </style:style>
    <style:style style:name="P33" style:family="paragraph" style:parent-style-name="Standard">
      <style:paragraph-properties fo:text-align="center" style:justify-single-word="false"/>
      <style:text-properties fo:font-size="20pt" officeooo:paragraph-rsid="002892d6" style:font-size-asian="20pt" style:font-size-complex="20pt"/>
    </style:style>
    <style:style style:name="P34" style:family="paragraph" style:parent-style-name="Standard">
      <style:text-properties fo:font-size="20pt" fo:font-style="normal" style:text-underline-style="solid" style:text-underline-width="auto" style:text-underline-color="font-color" fo:font-weight="bold" officeooo:rsid="000b7a6d" officeooo:paragraph-rsid="000b7a6d" style:font-size-asian="17.5pt" style:font-style-asian="normal" style:font-weight-asian="bold" style:font-size-complex="20pt" style:font-style-complex="normal" style:font-weight-complex="bold"/>
    </style:style>
    <style:style style:name="P35" style:family="paragraph" style:parent-style-name="Standard">
      <style:text-properties fo:font-size="20pt" fo:font-style="normal" style:text-underline-style="solid" style:text-underline-width="auto" style:text-underline-color="font-color" fo:font-weight="bold" officeooo:rsid="000b7a6d" officeooo:paragraph-rsid="00117022" style:font-size-asian="17.5pt" style:font-style-asian="normal" style:font-weight-asian="bold" style:font-size-complex="20pt" style:font-style-complex="normal" style:font-weight-complex="bold"/>
    </style:style>
    <style:style style:name="P36" style:family="paragraph" style:parent-style-name="Standard">
      <style:text-properties fo:font-size="20pt" fo:font-style="normal" style:text-underline-style="solid" style:text-underline-width="auto" style:text-underline-color="font-color" fo:font-weight="bold" officeooo:rsid="000b7a6d" officeooo:paragraph-rsid="001b05c8" style:font-size-asian="17.5pt" style:font-style-asian="normal" style:font-weight-asian="bold" style:font-size-complex="20pt" style:font-style-complex="normal" style:font-weight-complex="bold"/>
    </style:style>
    <style:style style:name="P37" style:family="paragraph" style:parent-style-name="Standard">
      <style:text-properties fo:font-size="20pt" fo:font-style="normal" style:text-underline-style="solid" style:text-underline-width="auto" style:text-underline-color="font-color" fo:font-weight="bold" officeooo:rsid="00117022" officeooo:paragraph-rsid="00117022" style:font-size-asian="17.5pt" style:font-style-asian="normal" style:font-weight-asian="bold" style:font-size-complex="20pt" style:font-style-complex="normal" style:font-weight-complex="bold"/>
    </style:style>
    <style:style style:name="P38" style:family="paragraph" style:parent-style-name="Standard">
      <style:text-properties fo:font-size="20pt" fo:font-style="normal" style:text-underline-style="solid" style:text-underline-width="auto" style:text-underline-color="font-color" fo:font-weight="bold" officeooo:rsid="0012eb73" officeooo:paragraph-rsid="0012eb73" style:font-size-asian="17.5pt" style:font-style-asian="normal" style:font-weight-asian="bold" style:font-size-complex="20pt" style:font-style-complex="normal" style:font-weight-complex="bold"/>
    </style:style>
    <style:style style:name="P39" style:family="paragraph" style:parent-style-name="Standard">
      <style:text-properties fo:font-size="20pt" fo:font-style="normal" style:text-underline-style="solid" style:text-underline-width="auto" style:text-underline-color="font-color" fo:font-weight="bold" officeooo:rsid="0015ef8d" officeooo:paragraph-rsid="0015ef8d" style:font-size-asian="17.5pt" style:font-style-asian="normal" style:font-weight-asian="bold" style:font-size-complex="20pt" style:font-style-complex="normal" style:font-weight-complex="bold"/>
    </style:style>
    <style:style style:name="P40" style:family="paragraph" style:parent-style-name="Standard">
      <style:text-properties style:text-position="0% 100%" fo:font-size="14pt" fo:font-style="normal" style:text-underline-style="none" fo:font-weight="normal" officeooo:rsid="000b7a6d" officeooo:paragraph-rsid="000b7a6d" style:font-size-asian="14pt" style:font-style-asian="normal" style:font-weight-asian="normal" style:font-size-complex="14pt" style:font-style-complex="normal" style:font-weight-complex="normal"/>
    </style:style>
    <style:style style:name="P41" style:family="paragraph" style:parent-style-name="Standard">
      <style:text-properties style:text-position="0% 100%" fo:font-size="14pt" fo:font-style="normal" style:text-underline-style="none" fo:font-weight="normal" officeooo:rsid="000ff8c5" officeooo:paragraph-rsid="000ff8c5" style:font-size-asian="14pt" style:font-style-asian="normal" style:font-weight-asian="normal" style:font-size-complex="14pt" style:font-style-complex="normal" style:font-weight-complex="normal"/>
    </style:style>
    <style:style style:name="P42" style:family="paragraph" style:parent-style-name="Standard">
      <style:text-properties style:text-position="0% 100%" fo:font-size="14pt" fo:font-style="normal" style:text-underline-style="none" fo:font-weight="normal" officeooo:rsid="00117022" officeooo:paragraph-rsid="00117022" style:font-size-asian="14pt" style:font-style-asian="normal" style:font-weight-asian="normal" style:font-size-complex="14pt" style:font-style-complex="normal" style:font-weight-complex="normal"/>
    </style:style>
    <style:style style:name="P43" style:family="paragraph" style:parent-style-name="Standard">
      <style:text-properties style:text-position="0% 100%" fo:font-size="14pt" fo:font-style="normal" style:text-underline-style="none" fo:font-weight="normal" officeooo:rsid="0012ebf8" officeooo:paragraph-rsid="0025c49d" style:font-size-asian="14pt" style:font-style-asian="normal" style:font-weight-asian="normal" style:font-size-complex="14pt" style:font-style-complex="normal" style:font-weight-complex="normal"/>
    </style:style>
    <style:style style:name="P44" style:family="paragraph" style:parent-style-name="Standard">
      <style:text-properties style:text-position="0% 100%" fo:font-size="14pt" fo:font-style="normal" style:text-underline-style="none" fo:font-weight="normal" officeooo:rsid="0012ebf8" officeooo:paragraph-rsid="00275d70" style:font-size-asian="14pt" style:font-style-asian="normal" style:font-weight-asian="normal" style:font-size-complex="14pt" style:font-style-complex="normal" style:font-weight-complex="normal"/>
    </style:style>
    <style:style style:name="P45" style:family="paragraph" style:parent-style-name="Standard">
      <style:text-properties style:text-position="0% 100%" fo:font-size="14pt" fo:font-style="normal" style:text-underline-style="none" fo:font-weight="normal" officeooo:rsid="00239bb2" officeooo:paragraph-rsid="0025c49d" style:font-size-asian="14pt" style:font-style-asian="normal" style:font-weight-asian="normal" style:font-size-complex="14pt" style:font-style-complex="normal" style:font-weight-complex="normal"/>
    </style:style>
    <style:style style:name="P46" style:family="paragraph" style:parent-style-name="Standard">
      <style:text-properties style:text-position="0% 100%" fo:font-size="14pt" fo:font-style="normal" style:text-underline-style="none" fo:font-weight="normal" officeooo:rsid="000d153d" officeooo:paragraph-rsid="000b7a6d" style:font-size-asian="14pt" style:font-style-asian="normal" style:font-weight-asian="normal" style:font-size-complex="14pt" style:font-style-complex="normal" style:font-weight-complex="normal"/>
    </style:style>
    <style:style style:name="P47" style:family="paragraph" style:parent-style-name="Standard">
      <style:text-properties style:text-position="0% 100%" fo:font-size="14pt" fo:font-style="normal" style:text-underline-style="none" fo:font-weight="normal" officeooo:rsid="00275d70" officeooo:paragraph-rsid="0015ef8d" style:font-size-asian="14pt" style:font-style-asian="normal" style:font-weight-asian="normal" style:font-size-complex="14pt" style:font-style-complex="normal" style:font-weight-complex="normal"/>
    </style:style>
    <style:style style:name="P48" style:family="paragraph" style:parent-style-name="Standard">
      <style:text-properties style:text-position="0% 100%" fo:font-size="14pt" fo:font-style="normal" style:text-underline-style="none" fo:font-weight="normal" officeooo:rsid="002892d6" officeooo:paragraph-rsid="002892d6" style:font-size-asian="14pt" style:font-style-asian="normal" style:font-weight-asian="normal" style:font-size-complex="14pt" style:font-style-complex="normal" style:font-weight-complex="normal"/>
    </style:style>
    <style:style style:name="P49" style:family="paragraph" style:parent-style-name="Standard">
      <style:text-properties style:text-position="0% 100%" fo:font-size="14pt" fo:font-style="normal" style:text-underline-style="solid" style:text-underline-width="auto" style:text-underline-color="font-color" fo:font-weight="bold" officeooo:rsid="000d153d" officeooo:paragraph-rsid="000d153d" style:font-size-asian="14pt" style:font-style-asian="normal" style:font-weight-asian="bold" style:font-size-complex="14pt" style:font-style-complex="normal" style:font-weight-complex="bold"/>
    </style:style>
    <style:style style:name="P50" style:family="paragraph" style:parent-style-name="Standard">
      <style:text-properties style:text-position="0% 100%" fo:font-size="14pt" fo:font-style="normal" style:text-underline-style="solid" style:text-underline-width="auto" style:text-underline-color="font-color" fo:font-weight="bold" officeooo:rsid="000d153d" officeooo:paragraph-rsid="00117022" style:font-size-asian="14pt" style:font-style-asian="normal" style:font-weight-asian="bold" style:font-size-complex="14pt" style:font-style-complex="normal" style:font-weight-complex="bold"/>
    </style:style>
    <style:style style:name="P51" style:family="paragraph" style:parent-style-name="Standard">
      <style:text-properties style:text-position="0% 100%" fo:font-size="14pt" fo:font-style="normal" style:text-underline-style="solid" style:text-underline-width="auto" style:text-underline-color="font-color" fo:font-weight="bold" officeooo:rsid="000e5112" officeooo:paragraph-rsid="000e5112" style:font-size-asian="14pt" style:font-style-asian="normal" style:font-weight-asian="bold" style:font-size-complex="14pt" style:font-style-complex="normal" style:font-weight-complex="bold"/>
    </style:style>
    <style:style style:name="P52" style:family="paragraph" style:parent-style-name="Standard">
      <style:text-properties style:text-position="0% 100%" fo:font-size="14pt" fo:font-style="normal" style:text-underline-style="solid" style:text-underline-width="auto" style:text-underline-color="font-color" fo:font-weight="bold" officeooo:rsid="000e5112" officeooo:paragraph-rsid="0025c49d" style:font-size-asian="14pt" style:font-style-asian="normal" style:font-weight-asian="bold" style:font-size-complex="14pt" style:font-style-complex="normal" style:font-weight-complex="bold"/>
    </style:style>
    <style:style style:name="P53" style:family="paragraph" style:parent-style-name="Standard">
      <style:text-properties style:text-position="0% 100%" fo:font-size="14pt" fo:font-style="normal" style:text-underline-style="solid" style:text-underline-width="auto" style:text-underline-color="font-color" fo:font-weight="bold" officeooo:rsid="000ff8c5" officeooo:paragraph-rsid="000ff8c5" style:font-size-asian="14pt" style:font-style-asian="normal" style:font-weight-asian="bold" style:font-size-complex="14pt" style:font-style-complex="normal" style:font-weight-complex="bold"/>
    </style:style>
    <style:style style:name="P54" style:family="paragraph" style:parent-style-name="Standard">
      <style:text-properties style:text-position="0% 100%" fo:font-size="14pt" fo:font-style="normal" style:text-underline-style="solid" style:text-underline-width="auto" style:text-underline-color="font-color" fo:font-weight="bold" officeooo:rsid="000ff8c5" officeooo:paragraph-rsid="002892d6" style:font-size-asian="14pt" style:font-style-asian="normal" style:font-weight-asian="bold" style:font-size-complex="14pt" style:font-style-complex="normal" style:font-weight-complex="bold"/>
    </style:style>
    <style:style style:name="P55" style:family="paragraph" style:parent-style-name="Standard">
      <style:text-properties style:text-position="0% 100%" fo:font-size="14pt" fo:font-style="normal" style:text-underline-style="solid" style:text-underline-width="auto" style:text-underline-color="font-color" fo:font-weight="bold" officeooo:rsid="0012eb73" officeooo:paragraph-rsid="0012eb73" style:font-size-asian="14pt" style:font-style-asian="normal" style:font-weight-asian="bold" style:font-size-complex="14pt" style:font-style-complex="normal" style:font-weight-complex="bold"/>
    </style:style>
    <style:style style:name="P56" style:family="paragraph" style:parent-style-name="Standard">
      <style:text-properties style:text-position="0% 100%" fo:font-size="14pt" fo:font-style="normal" style:text-underline-style="solid" style:text-underline-width="auto" style:text-underline-color="font-color" fo:font-weight="bold" officeooo:rsid="0015ef8d" officeooo:paragraph-rsid="0015ef8d" style:font-size-asian="14pt" style:font-style-asian="normal" style:font-weight-asian="bold" style:font-size-complex="14pt" style:font-style-complex="normal" style:font-weight-complex="bold"/>
    </style:style>
    <style:style style:name="P57" style:family="paragraph" style:parent-style-name="Standard">
      <style:text-properties style:text-position="0% 100%" fo:font-size="14pt" fo:font-style="normal" style:text-underline-style="solid" style:text-underline-width="auto" style:text-underline-color="font-color" fo:font-weight="bold" officeooo:rsid="002892d6" officeooo:paragraph-rsid="002892d6" style:font-size-asian="14pt" style:font-style-asian="normal" style:font-weight-asian="bold" style:font-size-complex="14pt" style:font-style-complex="normal" style:font-weight-complex="bold"/>
    </style:style>
    <style:style style:name="P58" style:family="paragraph" style:parent-style-name="Standard">
      <style:text-properties style:text-position="0% 100%" fo:font-size="14pt" officeooo:rsid="0012eb73" officeooo:paragraph-rsid="0012eb73" style:font-size-asian="14pt" style:font-size-complex="14pt"/>
    </style:style>
    <style:style style:name="P59" style:family="paragraph" style:parent-style-name="Standard">
      <style:text-properties style:text-position="0% 100%" fo:font-size="14pt" fo:font-style="normal" style:text-underline-style="none" fo:font-weight="normal" officeooo:rsid="002892d6" officeooo:paragraph-rsid="002892d6" style:font-size-asian="14pt" style:font-style-asian="normal" style:font-weight-asian="normal" style:font-size-complex="14pt" style:font-style-complex="normal" style:font-weight-complex="normal"/>
    </style:style>
    <style:style style:name="T1" style:family="text">
      <style:text-properties style:text-position="0% 100%"/>
    </style:style>
    <style:style style:name="T2" style:family="text">
      <style:text-properties style:text-position="0% 100%" fo:font-size="14pt" style:font-size-asian="14pt" style:font-size-complex="14pt"/>
    </style:style>
    <style:style style:name="T3" style:family="text">
      <style:text-properties style:text-position="0% 100%" fo:font-size="14pt" officeooo:rsid="000b5d46" style:font-size-asian="14pt" style:font-size-complex="14pt"/>
    </style:style>
    <style:style style:name="T4" style:family="text">
      <style:text-properties style:text-position="0% 100%" fo:font-size="14pt" officeooo:rsid="000b7a6d" style:font-size-asian="14pt" style:font-size-complex="14pt"/>
    </style:style>
    <style:style style:name="T5" style:family="text">
      <style:text-properties style:text-position="0% 100%" fo:font-size="14pt" officeooo:rsid="00117022" style:font-size-asian="14pt" style:font-size-complex="14pt"/>
    </style:style>
    <style:style style:name="T6" style:family="text">
      <style:text-properties style:text-position="0% 100%" fo:font-size="14pt" officeooo:rsid="00150f5a" style:font-size-asian="14pt" style:font-size-complex="14pt"/>
    </style:style>
    <style:style style:name="T7" style:family="text">
      <style:text-properties style:text-position="0% 100%" fo:font-size="14pt" officeooo:rsid="001851a8" style:font-size-asian="14pt" style:font-size-complex="14pt"/>
    </style:style>
    <style:style style:name="T8" style:family="text">
      <style:text-properties style:text-position="0% 100%" fo:font-size="14pt" officeooo:rsid="0018672e" style:font-size-asian="14pt" style:font-size-complex="14pt"/>
    </style:style>
    <style:style style:name="T9" style:family="text">
      <style:text-properties style:text-position="0% 100%" fo:font-size="14pt" officeooo:rsid="00275d70" style:font-size-asian="14pt" style:font-size-complex="14pt"/>
    </style:style>
    <style:style style:name="T10" style:family="text">
      <style:text-properties style:text-position="0% 100%" fo:font-size="14pt" style:text-underline-style="none" fo:font-weight="normal" style:font-size-asian="14pt" style:font-weight-asian="normal" style:font-size-complex="14pt" style:font-weight-complex="normal"/>
    </style:style>
    <style:style style:name="T11" style:family="text">
      <style:text-properties style:text-position="0% 100%" fo:font-size="14pt" style:text-underline-style="none" fo:font-weight="normal" officeooo:rsid="000d153d" style:font-size-asian="14pt" style:font-weight-asian="normal" style:font-size-complex="14pt" style:font-weight-complex="normal"/>
    </style:style>
    <style:style style:name="T12" style:family="text">
      <style:text-properties style:text-position="0% 100%" fo:font-size="14pt" style:text-underline-style="none" fo:font-weight="normal" officeooo:rsid="00117022" style:font-size-asian="14pt" style:font-weight-asian="normal" style:font-size-complex="14pt" style:font-weight-complex="normal"/>
    </style:style>
    <style:style style:name="T13" style:family="text">
      <style:text-properties style:text-position="0% 100%" fo:font-size="14pt" style:text-underline-style="none" fo:font-weight="normal" officeooo:rsid="0012eb73" style:font-size-asian="14pt" style:font-weight-asian="normal" style:font-size-complex="14pt" style:font-weight-complex="normal"/>
    </style:style>
    <style:style style:name="T14" style:family="text">
      <style:text-properties style:text-position="0% 100%" fo:font-size="14pt" style:text-underline-style="none" fo:font-weight="normal" officeooo:rsid="00150f5a" style:font-size-asian="14pt" style:font-weight-asian="normal" style:font-size-complex="14pt" style:font-weight-complex="normal"/>
    </style:style>
    <style:style style:name="T15" style:family="text">
      <style:text-properties style:text-position="0% 100%" fo:font-size="14pt" style:text-underline-style="none" fo:font-weight="normal" officeooo:rsid="0018672e" style:font-size-asian="14pt" style:font-weight-asian="normal" style:font-size-complex="14pt" style:font-weight-complex="normal"/>
    </style:style>
    <style:style style:name="T16" style:family="text">
      <style:text-properties style:text-position="0% 100%" fo:font-size="14pt" style:text-underline-style="none" fo:font-weight="normal" officeooo:rsid="001b05c8" style:font-size-asian="14pt" style:font-weight-asian="normal" style:font-size-complex="14pt" style:font-weight-complex="normal"/>
    </style:style>
    <style:style style:name="T17" style:family="text">
      <style:text-properties style:text-position="0% 100%" fo:font-size="14pt" style:text-underline-style="none" style:font-size-asian="14pt" style:font-size-complex="14pt"/>
    </style:style>
    <style:style style:name="T18" style:family="text">
      <style:text-properties style:text-position="0% 100%" style:text-underline-style="none" fo:font-weight="bold" officeooo:rsid="000b5d46" style:font-size-asian="20pt" style:font-weight-asian="bold" style:font-weight-complex="bold"/>
    </style:style>
    <style:style style:name="T19" style:family="text">
      <style:text-properties style:text-position="0% 100%" style:text-underline-style="none" fo:font-weight="bold" officeooo:rsid="000b7a6d" style:font-size-asian="20pt" style:font-weight-asian="bold" style:font-weight-complex="bold"/>
    </style:style>
    <style:style style:name="T20" style:family="text">
      <style:text-properties style:text-position="0% 100%" style:text-underline-style="none" fo:font-weight="bold" officeooo:rsid="00150f5a" style:font-size-asian="20pt" style:font-weight-asian="bold" style:font-weight-complex="bold"/>
    </style:style>
    <style:style style:name="T21" style:family="text">
      <style:text-properties style:text-position="0% 100%" officeooo:rsid="0012eb73"/>
    </style:style>
    <style:style style:name="T22" style:family="text">
      <style:text-properties style:text-position="0% 100%" style:text-underline-style="solid" style:text-underline-width="auto" style:text-underline-color="font-color"/>
    </style:style>
    <style:style style:name="T23" style:family="text">
      <style:text-properties style:text-position="0% 100%" style:text-underline-style="solid" style:text-underline-width="auto" style:text-underline-color="font-color" officeooo:rsid="00133dcf"/>
    </style:style>
    <style:style style:name="T24" style:family="text">
      <style:text-properties style:text-position="0% 100%" style:text-underline-style="solid" style:text-underline-width="auto" style:text-underline-color="font-color" officeooo:rsid="00150f5a"/>
    </style:style>
    <style:style style:name="T25" style:family="text">
      <style:text-properties style:text-position="0% 100%" officeooo:rsid="00133dcf"/>
    </style:style>
    <style:style style:name="T26" style:family="text">
      <style:text-properties style:text-position="0% 100%" officeooo:rsid="00150f5a"/>
    </style:style>
    <style:style style:name="T27" style:family="text">
      <style:text-properties style:text-position="0% 100%" officeooo:rsid="0015ef8d"/>
    </style:style>
    <style:style style:name="T28" style:family="text">
      <style:text-properties style:text-position="0% 100%" officeooo:rsid="001a2db1"/>
    </style:style>
    <style:style style:name="T29" style:family="text">
      <style:text-properties style:text-position="0% 100%" officeooo:rsid="00230ab7"/>
    </style:style>
    <style:style style:name="T30" style:family="text">
      <style:text-properties style:text-position="0% 100%" officeooo:rsid="00239bb2"/>
    </style:style>
    <style:style style:name="T31" style:family="text">
      <style:text-properties style:text-position="0% 100%" fo:font-style="normal" style:text-underline-style="none" fo:font-weight="normal" style:font-style-asian="normal" style:font-weight-asian="normal" style:font-style-complex="normal" style:font-weight-complex="normal"/>
    </style:style>
    <style:style style:name="T32" style:family="text">
      <style:text-properties style:text-position="0% 100%" fo:font-style="normal" style:text-underline-style="none" fo:font-weight="normal" officeooo:rsid="001a2db1" style:font-style-asian="normal" style:font-weight-asian="normal" style:font-style-complex="normal" style:font-weight-complex="normal"/>
    </style:style>
    <style:style style:name="T33" style:family="text">
      <style:text-properties style:text-position="0% 100%" fo:font-style="normal" style:text-underline-style="none" fo:font-weight="normal" officeooo:rsid="0024a07a" style:font-style-asian="normal" style:font-weight-asian="normal" style:font-style-complex="normal" style:font-weight-complex="normal"/>
    </style:style>
    <style:style style:name="T34" style:family="text">
      <style:text-properties style:text-position="0% 100%" fo:font-style="normal" style:text-underline-style="none" fo:font-weight="normal" officeooo:rsid="002892d6" style:font-style-asian="normal" style:font-weight-asian="normal" style:font-style-complex="normal" style:font-weight-complex="normal"/>
    </style:style>
    <style:style style:name="T35" style:family="text">
      <style:text-properties style:text-position="0% 100%" fo:font-style="normal" style:text-underline-style="solid" style:text-underline-width="auto" style:text-underline-color="font-color" fo:font-weight="normal" officeooo:rsid="0024a07a" style:font-style-asian="normal" style:font-weight-asian="normal" style:font-style-complex="normal" style:font-weight-complex="normal"/>
    </style:style>
    <style:style style:name="T36" style:family="text">
      <style:text-properties style:text-position="0% 100%" fo:font-style="normal" style:text-underline-style="solid" style:text-underline-width="auto" style:text-underline-color="font-color" fo:font-weight="bold" style:font-style-asian="normal" style:font-weight-asian="bold" style:font-style-complex="normal" style:font-weight-complex="bold"/>
    </style:style>
    <style:style style:name="T37" style:family="text">
      <style:text-properties style:text-position="0% 100%" fo:font-style="normal" style:text-underline-style="solid" style:text-underline-width="auto" style:text-underline-color="font-color" fo:font-weight="bold" officeooo:rsid="00133dcf" style:font-style-asian="normal" style:font-weight-asian="bold" style:font-style-complex="normal" style:font-weight-complex="bold"/>
    </style:style>
    <style:style style:name="T38" style:family="text">
      <style:text-properties style:text-position="0% 100%" officeooo:rsid="0024a07a"/>
    </style:style>
    <style:style style:name="T39" style:family="text">
      <style:text-properties officeooo:rsid="0005b57b"/>
    </style:style>
    <style:style style:name="T40" style:family="text">
      <style:text-properties officeooo:rsid="0009680c"/>
    </style:style>
    <style:style style:name="T41" style:family="text">
      <style:text-properties officeooo:rsid="000a9d2c"/>
    </style:style>
    <style:style style:name="T42" style:family="text">
      <style:text-properties style:text-position="sub 58%"/>
    </style:style>
    <style:style style:name="T43" style:family="text">
      <style:text-properties style:text-position="sub 58%" style:text-underline-style="none" fo:font-weight="bold" style:font-weight-asian="bold" style:font-weight-complex="bold"/>
    </style:style>
    <style:style style:name="T44" style:family="text">
      <style:text-properties style:text-position="sub 58%" style:text-underline-style="none" fo:font-weight="bold" style:font-size-asian="20pt" style:font-weight-asian="bold" style:font-weight-complex="bold"/>
    </style:style>
    <style:style style:name="T45" style:family="text">
      <style:text-properties style:text-position="sub 58%" style:text-underline-style="none" fo:font-weight="bold" officeooo:rsid="000b5d46" style:font-size-asian="20pt" style:font-weight-asian="bold" style:font-weight-complex="bold"/>
    </style:style>
    <style:style style:name="T46" style:family="text">
      <style:text-properties style:text-position="sub 58%" style:text-underline-style="none" fo:font-weight="normal" style:font-weight-asian="normal" style:font-weight-complex="normal"/>
    </style:style>
    <style:style style:name="T47" style:family="text">
      <style:text-properties style:text-position="sub 58%" style:text-underline-style="none" fo:font-weight="normal" officeooo:rsid="00117022" style:font-weight-asian="normal" style:font-weight-complex="normal"/>
    </style:style>
    <style:style style:name="T48" style:family="text">
      <style:text-properties style:text-position="sub 58%" style:text-underline-style="none" fo:font-weight="normal" officeooo:rsid="0012eb73" style:font-weight-asian="normal" style:font-weight-complex="normal"/>
    </style:style>
    <style:style style:name="T49" style:family="text">
      <style:text-properties style:text-position="sub 58%" style:text-underline-style="none" fo:font-weight="normal" officeooo:rsid="00133dcf" style:font-weight-asian="normal" style:font-weight-complex="normal"/>
    </style:style>
    <style:style style:name="T50" style:family="text">
      <style:text-properties style:text-position="sub 58%" style:text-underline-style="none" fo:font-weight="normal" officeooo:rsid="0018672e" style:font-weight-asian="normal" style:font-weight-complex="normal"/>
    </style:style>
    <style:style style:name="T51" style:family="text">
      <style:text-properties style:text-position="sub 58%" style:text-underline-style="none" fo:font-weight="normal" officeooo:rsid="001a2db1" style:font-weight-asian="normal" style:font-weight-complex="normal"/>
    </style:style>
    <style:style style:name="T52" style:family="text">
      <style:text-properties style:text-position="sub 58%" style:text-underline-style="none" fo:font-weight="normal" officeooo:rsid="00275d70" style:font-weight-asian="normal" style:font-weight-complex="normal"/>
    </style:style>
    <style:style style:name="T53" style:family="text">
      <style:text-properties style:text-position="sub 58%" fo:font-size="14pt" style:font-size-asian="14pt" style:font-size-complex="14pt"/>
    </style:style>
    <style:style style:name="T54" style:family="text">
      <style:text-properties style:text-position="sub 58%" fo:font-size="14pt" officeooo:rsid="000b5d46" style:font-size-asian="14pt" style:font-size-complex="14pt"/>
    </style:style>
    <style:style style:name="T55" style:family="text">
      <style:text-properties style:text-position="sub 58%" fo:font-size="14pt" officeooo:rsid="000b7a6d" style:font-size-asian="14pt" style:font-size-complex="14pt"/>
    </style:style>
    <style:style style:name="T56" style:family="text">
      <style:text-properties style:text-position="sub 58%" fo:font-size="14pt" officeooo:rsid="00150f5a" style:font-size-asian="14pt" style:font-size-complex="14pt"/>
    </style:style>
    <style:style style:name="T57" style:family="text">
      <style:text-properties style:text-position="sub 58%" fo:font-size="14pt" officeooo:rsid="001851a8" style:font-size-asian="14pt" style:font-size-complex="14pt"/>
    </style:style>
    <style:style style:name="T58" style:family="text">
      <style:text-properties style:text-position="sub 58%" fo:font-size="14pt" officeooo:rsid="0018672e" style:font-size-asian="14pt" style:font-size-complex="14pt"/>
    </style:style>
    <style:style style:name="T59" style:family="text">
      <style:text-properties style:text-position="sub 58%" fo:font-size="14pt" style:text-underline-style="none" fo:font-weight="normal" style:font-size-asian="14pt" style:font-weight-asian="normal" style:font-size-complex="14pt" style:font-weight-complex="normal"/>
    </style:style>
    <style:style style:name="T60" style:family="text">
      <style:text-properties style:text-position="sub 58%" fo:font-size="14pt" style:text-underline-style="none" fo:font-weight="normal" officeooo:rsid="00117022" style:font-size-asian="14pt" style:font-weight-asian="normal" style:font-size-complex="14pt" style:font-weight-complex="normal"/>
    </style:style>
    <style:style style:name="T61" style:family="text">
      <style:text-properties style:text-position="sub 58%" fo:font-size="14pt" style:text-underline-style="none" fo:font-weight="normal" officeooo:rsid="0012eb73" style:font-size-asian="14pt" style:font-weight-asian="normal" style:font-size-complex="14pt" style:font-weight-complex="normal"/>
    </style:style>
    <style:style style:name="T62" style:family="text">
      <style:text-properties style:text-position="sub 58%" fo:font-size="14pt" style:text-underline-style="none" fo:font-weight="normal" officeooo:rsid="001b05c8" style:font-size-asian="14pt" style:font-weight-asian="normal" style:font-size-complex="14pt" style:font-weight-complex="normal"/>
    </style:style>
    <style:style style:name="T63" style:family="text">
      <style:text-properties style:text-position="sub 58%" officeooo:rsid="000d153d"/>
    </style:style>
    <style:style style:name="T64" style:family="text">
      <style:text-properties style:text-position="sub 58%" style:text-underline-style="solid" style:text-underline-width="auto" style:text-underline-color="font-color"/>
    </style:style>
    <style:style style:name="T65" style:family="text">
      <style:text-properties style:text-position="sub 58%" style:text-underline-style="solid" style:text-underline-width="auto" style:text-underline-color="font-color" officeooo:rsid="001a2db1"/>
    </style:style>
    <style:style style:name="T66" style:family="text">
      <style:text-properties style:text-position="sub 58%" officeooo:rsid="00133dcf"/>
    </style:style>
    <style:style style:name="T67" style:family="text">
      <style:text-properties style:text-position="sub 58%" officeooo:rsid="001b05c8"/>
    </style:style>
    <style:style style:name="T68" style:family="text">
      <style:text-properties style:text-position="sub 58%" officeooo:rsid="00230ab7"/>
    </style:style>
    <style:style style:name="T69" style:family="text">
      <style:text-properties style:text-position="sub 58%" officeooo:rsid="00239bb2"/>
    </style:style>
    <style:style style:name="T70" style:family="text">
      <style:text-properties style:text-position="sub 58%" fo:font-style="normal" style:text-underline-style="none" fo:font-weight="normal" style:font-style-asian="normal" style:font-weight-asian="normal" style:font-style-complex="normal" style:font-weight-complex="normal"/>
    </style:style>
    <style:style style:name="T71" style:family="text">
      <style:text-properties style:text-position="sub 58%" fo:font-style="normal" style:text-underline-style="none" fo:font-weight="normal" officeooo:rsid="0024a07a" style:font-style-asian="normal" style:font-weight-asian="normal" style:font-style-complex="normal" style:font-weight-complex="normal"/>
    </style:style>
    <style:style style:name="T72" style:family="text">
      <style:text-properties style:text-position="sub 58%" fo:font-style="normal" style:text-underline-style="none" fo:font-weight="normal" officeooo:rsid="0018672e" style:font-style-asian="normal" style:font-weight-asian="normal" style:font-style-complex="normal" style:font-weight-complex="normal"/>
    </style:style>
    <style:style style:name="T73" style:family="text">
      <style:text-properties style:text-position="sub 58%" fo:font-style="normal" style:text-underline-style="solid" style:text-underline-width="auto" style:text-underline-color="font-color" fo:font-weight="normal" officeooo:rsid="001a2db1" style:font-style-asian="normal" style:font-weight-asian="normal" style:font-style-complex="normal" style:font-weight-complex="normal"/>
    </style:style>
    <style:style style:name="T74" style:family="text">
      <style:text-properties style:text-underline-style="none" fo:font-weight="bold" style:font-weight-asian="bold" style:font-weight-complex="bold"/>
    </style:style>
    <style:style style:name="T75" style:family="text">
      <style:text-properties style:text-underline-style="none" fo:font-weight="normal" style:font-weight-asian="normal" style:font-weight-complex="normal"/>
    </style:style>
    <style:style style:name="T76" style:family="text">
      <style:text-properties style:text-underline-style="none" fo:font-weight="normal" officeooo:rsid="00117022" style:font-weight-asian="normal" style:font-weight-complex="normal"/>
    </style:style>
    <style:style style:name="T77" style:family="text">
      <style:text-properties style:text-underline-style="none" fo:font-weight="normal" officeooo:rsid="0012eb73" style:font-weight-asian="normal" style:font-weight-complex="normal"/>
    </style:style>
    <style:style style:name="T78" style:family="text">
      <style:text-properties style:text-underline-style="none" fo:font-weight="normal" officeooo:rsid="00133dcf" style:font-weight-asian="normal" style:font-weight-complex="normal"/>
    </style:style>
    <style:style style:name="T79" style:family="text">
      <style:text-properties style:text-underline-style="none" fo:font-weight="normal" officeooo:rsid="0015ef8d" style:font-weight-asian="normal" style:font-weight-complex="normal"/>
    </style:style>
    <style:style style:name="T80" style:family="text">
      <style:text-properties style:text-underline-style="none" fo:font-weight="normal" officeooo:rsid="00275d70" style:font-weight-asian="normal" style:font-weight-complex="normal"/>
    </style:style>
    <style:style style:name="T81" style:family="text">
      <style:text-properties fo:font-size="14pt" style:font-size-asian="14pt" style:font-size-complex="14pt"/>
    </style:style>
    <style:style style:name="T82" style:family="text">
      <style:text-properties fo:font-size="14pt" officeooo:rsid="000b5d46" style:font-size-asian="14pt" style:font-size-complex="14pt"/>
    </style:style>
    <style:style style:name="T83" style:family="text">
      <style:text-properties fo:font-size="14pt" officeooo:rsid="001851a8" style:font-size-asian="14pt" style:font-size-complex="14pt"/>
    </style:style>
    <style:style style:name="T84" style:family="text">
      <style:text-properties fo:font-size="14pt" style:text-underline-style="solid" style:text-underline-width="auto" style:text-underline-color="font-color" fo:font-weight="bold" officeooo:rsid="000b5d46" style:font-size-asian="14pt" style:font-weight-asian="bold" style:font-size-complex="14pt" style:font-weight-complex="bold"/>
    </style:style>
    <style:style style:name="T85" style:family="text">
      <style:text-properties fo:font-weight="bold" style:font-weight-asian="bold" style:font-weight-complex="bold"/>
    </style:style>
    <style:style style:name="T86" style:family="text">
      <style:text-properties fo:font-weight="bold" officeooo:rsid="000b5d46" style:font-weight-asian="bold" style:font-weight-complex="bold"/>
    </style:style>
    <style:style style:name="T87" style:family="text">
      <style:text-properties fo:font-weight="bold" officeooo:rsid="0009680c" style:font-weight-asian="bold" style:font-weight-complex="bold"/>
    </style:style>
    <style:style style:name="T88" style:family="text">
      <style:text-properties fo:font-weight="bold" officeooo:rsid="000b7a6d" style:font-weight-asian="bold" style:font-weight-complex="bold"/>
    </style:style>
    <style:style style:name="T89" style:family="text">
      <style:text-properties fo:font-weight="bold" officeooo:rsid="000e5112" style:font-weight-asian="bold" style:font-weight-complex="bold"/>
    </style:style>
    <style:style style:name="T90" style:family="text">
      <style:text-properties fo:font-weight="bold" officeooo:rsid="000f4029" style:font-weight-asian="bold" style:font-weight-complex="bold"/>
    </style:style>
    <style:style style:name="T91" style:family="text">
      <style:text-properties fo:font-weight="bold" officeooo:rsid="000ff8c5" style:font-weight-asian="bold" style:font-weight-complex="bold"/>
    </style:style>
    <style:style style:name="T92" style:family="text">
      <style:text-properties fo:font-weight="bold" officeooo:rsid="002892d6" style:font-weight-asian="bold" style:font-weight-complex="bold"/>
    </style:style>
    <style:style style:name="T93" style:family="text">
      <style:text-properties officeooo:rsid="000d153d"/>
    </style:style>
    <style:style style:name="T94" style:family="text">
      <style:text-properties style:text-position="super 58%"/>
    </style:style>
    <style:style style:name="T95" style:family="text">
      <style:text-properties style:text-position="super 58%" officeooo:rsid="0024a07a"/>
    </style:style>
    <style:style style:name="T96" style:family="text">
      <style:text-properties officeooo:rsid="00117022"/>
    </style:style>
    <style:style style:name="T97" style:family="text">
      <style:text-properties officeooo:rsid="000e5112"/>
    </style:style>
    <style:style style:name="T98" style:family="text">
      <style:text-properties style:text-underline-style="solid" style:text-underline-width="auto" style:text-underline-color="font-color"/>
    </style:style>
    <style:style style:name="T99" style:family="text">
      <style:text-properties officeooo:rsid="00150f5a"/>
    </style:style>
    <style:style style:name="T100" style:family="text">
      <style:text-properties officeooo:rsid="001851a8"/>
    </style:style>
    <style:style style:name="T101" style:family="text">
      <style:text-properties officeooo:rsid="0018672e"/>
    </style:style>
    <style:style style:name="T102" style:family="text">
      <style:text-properties officeooo:rsid="001a2db1"/>
    </style:style>
    <style:style style:name="T103" style:family="text">
      <style:text-properties officeooo:rsid="001ce8a3"/>
    </style:style>
    <style:style style:name="T104" style:family="text">
      <style:text-properties officeooo:rsid="00230ab7"/>
    </style:style>
    <style:style style:name="T105" style:family="text">
      <style:text-properties officeooo:rsid="0024a07a"/>
    </style:style>
    <style:style style:name="T106" style:family="text">
      <style:text-properties officeooo:rsid="0025c49d"/>
    </style:style>
    <style:style style:name="T107" style:family="text">
      <style:text-properties officeooo:rsid="00275d70"/>
    </style:style>
    <style:style style:name="T108" style:family="text">
      <style:text-properties officeooo:rsid="002892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Meataxe-64</text:p>
      <text:p text:style-name="P21"><text:span text:style-name="T40">G</text:span>aussian Elimination</text:p>
      <text:p text:style-name="P22">Richard Parker <text:span text:style-name="T108">18</text:span>.<text:span text:style-name="T108">7</text:span>.201<text:span text:style-name="T105">5</text:span></text:p>
      <text:p text:style-name="P1"/>
      <text:p text:style-name="P23">Section 1 – Introduction</text:p>
      <text:p text:style-name="P2"/>
      <text:p text:style-name="P15">Th<text:span text:style-name="T105">is version is the working design document for the production of a multi-core rank program.</text:span></text:p>
      <text:p text:style-name="P15"/>
      <text:p text:style-name="P24">Section <text:span text:style-name="T39">2</text:span> – <text:span text:style-name="T40">The overall perspective</text:span></text:p>
      <text:p text:style-name="P6"/>
      <text:p text:style-name="P6"><text:s text:c="6"/><text:span text:style-name="T40"><text:s text:c="2"/></text:span>(<text:span text:style-name="T100">j</text:span>) <text:s text:c="2"/>. . . . <text:s text:c="2"/>(<text:span text:style-name="T40">k</text:span>)</text:p>
      <text:p text:style-name="P6"><text:s text:c="9"/>. . . . . . . . .<text:span text:style-name="T40"> .</text:span></text:p>
      <text:p text:style-name="P6"><text:s text:c="9"/>. . . . . . . . .<text:span text:style-name="T40"> .</text:span></text:p>
      <text:p text:style-name="P3"><text:s/>(<text:span text:style-name="T100">i</text:span>) <text:s/><text:span text:style-name="T40"><text:s text:c="2"/>Y</text:span> . . . . . . . C</text:p>
      <text:p text:style-name="P7"><text:s text:c="9"/>. . . . . . . . .<text:span text:style-name="T40"> .</text:span></text:p>
      <text:p text:style-name="P4"><text:s text:c="9"/>. . . . . . . . .<text:span text:style-name="T40"> .</text:span></text:p>
      <text:p text:style-name="P3"/>
      <text:p text:style-name="P5">The basic algorithm is illustrated above<text:span text:style-name="T40">. <text:s/>The very outside loop is over n=i+j, so that first the top left block (i=0, j=0), then the two adjacent (i=0, j=1 and i=1, j=0) can be done in parallel and so on until the bottom right-hand block is reached. <text:s/>As soon as a matrix (Y in the diagram) has been echelized, the rest of the row must have the same row operations done to it (which can all be done in parallel) and then all the matrices C can be cleared. <text:s/>Hence if the matrix is chopped into NxN, the approximate degree of parallel working is N</text:span><text:span text:style-name="T95">2</text:span><text:span text:style-name="T38">/3 (varying i given n=i+j, and varying k) which must therefore exceed the number of threads, ideally by a fairly substantial margi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7"><text:span text:style-name="T38">H</text:span><text:span text:style-name="T1">ere is a summary of the program, with the numbers corresponding to those used in many previous versions of this document.</text:span></text:p>
      <text:p text:style-name="P14"/>
      <text:p text:style-name="P13"><text:soft-page-break/><text:span text:style-name="T102"><text:s text:c="2"/>1<text:tab/>CEX</text:span> P<text:span text:style-name="T42">ij</text:span><text:span text:style-name="T1"> Y</text:span><text:span text:style-name="T42">ij</text:span><text:span text:style-name="T1"> </text:span><text:span text:style-name="T24">A</text:span><text:span text:style-name="T64">ij</text:span><text:span text:style-name="T1"> </text:span><text:span text:style-name="T22">G</text:span><text:span text:style-name="T64">ij</text:span></text:p>
      <text:p text:style-name="P13"><text:span text:style-name="T28"><text:s text:c="2"/>2<text:tab/></text:span><text:span text:style-name="T29">MAD</text:span><text:span text:style-name="T1"> </text:span><text:span text:style-name="T26">A</text:span><text:span text:style-name="T42">ij</text:span><text:span text:style-name="T1"> R</text:span><text:span text:style-name="T42">ij</text:span><text:span text:style-name="T1"> </text:span><text:span text:style-name="T30">G</text:span><text:span text:style-name="T69">ij</text:span><text:span text:style-name="T1"> </text:span><text:span text:style-name="T22">H</text:span><text:span text:style-name="T64">ij</text:span></text:p>
      <text:p text:style-name="P13"><text:span text:style-name="T28"><text:s text:c="2"/>3<text:tab/></text:span><text:span text:style-name="T29">ECH </text:span><text:span text:style-name="T1">H</text:span><text:span text:style-name="T42">ij</text:span><text:span text:style-name="T1"> </text:span><text:span text:style-name="T22">T</text:span><text:span text:style-name="T64">ij</text:span><text:span text:style-name="T1"> </text:span><text:span text:style-name="T22">Q</text:span><text:span text:style-name="T64">ij</text:span><text:span text:style-name="T1"> </text:span><text:span text:style-name="T22">M</text:span><text:span text:style-name="T64">ij</text:span><text:span text:style-name="T1"> </text:span><text:span text:style-name="T22">N</text:span><text:span text:style-name="T64">ij</text:span></text:p>
      <text:p text:style-name="P44"><text:span text:style-name="T102"><text:s text:c="2"/>4<text:tab/>CEX</text:span> Q<text:span text:style-name="T42">ij</text:span> <text:span text:style-name="T104">R</text:span><text:span text:style-name="T68">ij</text:span> <text:span text:style-name="T98">E</text:span><text:span text:style-name="T64">ij</text:span> <text:span text:style-name="T98">D</text:span><text:span text:style-name="T64">ij</text:span></text:p>
      <text:p text:style-name="P44"><text:span text:style-name="T104"><text:s text:c="2"/>5<text:tab/>MAD</text:span> E<text:span text:style-name="T42">ij</text:span> N<text:span text:style-name="T42">ij</text:span> D<text:span text:style-name="T42">ij</text:span> <text:span text:style-name="T98">L</text:span><text:span text:style-name="T64">ij</text:span></text:p>
      <text:p text:style-name="P43"><text:span text:style-name="T102"><text:s text:c="2"/>6<text:tab/>PVC</text:span> P<text:span text:style-name="T42">ij</text:span> Q<text:span text:style-name="T42">ij</text:span> <text:span text:style-name="T98">P</text:span><text:span text:style-name="T65">(i+1)j</text:span> <text:span text:style-name="T98">U</text:span><text:span text:style-name="T64">ij</text:span></text:p>
      <text:p text:style-name="P43"><text:span text:style-name="T102"><text:s text:c="2"/>7<text:tab/>RRF</text:span> U<text:span text:style-name="T42">ij</text:span> L<text:span text:style-name="T42">ij</text:span><text:span text:style-name="T103"> </text:span>N<text:span text:style-name="T42">ij</text:span> <text:span text:style-name="T98">R</text:span><text:span text:style-name="T64">i(j+1)</text:span></text:p>
      <text:p text:style-name="P45">8/9<text:tab/><text:span text:style-name="T106">BEX</text:span> T<text:span text:style-name="T42">ij</text:span> Q<text:span text:style-name="T42">ij</text:span> H<text:span text:style-name="T42">ij</text:span> <text:span text:style-name="T98">F</text:span><text:span text:style-name="T64">ij</text:span></text:p>
      <text:p text:style-name="P52"/>
      <text:p text:style-name="P43"><text:span text:style-name="T102">10<text:tab/>MAD</text:span> <text:span text:style-name="T99">A</text:span><text:span text:style-name="T67">i</text:span><text:span text:style-name="T42">j</text:span> B<text:span text:style-name="T42">ijk</text:span> C<text:span text:style-name="T42">ijk</text:span> <text:span text:style-name="T98">Z</text:span><text:span text:style-name="T64">ijk</text:span></text:p>
      <text:p text:style-name="P43"><text:span text:style-name="T102">11<text:tab/>REX</text:span> T<text:span text:style-name="T42">ij</text:span> Z<text:span text:style-name="T42">ijk</text:span> <text:span text:style-name="T98">V</text:span><text:span text:style-name="T64">ijk</text:span> <text:span text:style-name="T98">W</text:span><text:span text:style-name="T64">ijk</text:span></text:p>
      <text:p text:style-name="P43"><text:span text:style-name="T102">12<text:tab/>MUL</text:span> M<text:span text:style-name="T42">ij</text:span> V<text:span text:style-name="T42">ijk</text:span> <text:span text:style-name="T98">X</text:span><text:span text:style-name="T64">ijk</text:span></text:p>
      <text:p text:style-name="P20"><text:span text:style-name="T28">13<text:tab/></text:span><text:span text:style-name="T30">MAD</text:span><text:span text:style-name="T1"> E</text:span><text:span text:style-name="T42">ij</text:span><text:span text:style-name="T1"> X</text:span><text:span text:style-name="T42">ijk</text:span><text:span text:style-name="T1"> B</text:span><text:span text:style-name="T42">ijk</text:span><text:span text:style-name="T1"> </text:span><text:span text:style-name="T22">S</text:span><text:span text:style-name="T64">ijk</text:span></text:p>
      <text:p text:style-name="P20"><text:span text:style-name="T28">14<text:tab/></text:span><text:span text:style-name="T30">RRF </text:span><text:span text:style-name="T25">U</text:span><text:span text:style-name="T66">ij</text:span><text:span text:style-name="T25"> S</text:span><text:span text:style-name="T66">ijk</text:span><text:span text:style-name="T25"> X</text:span><text:span text:style-name="T66">ijk</text:span><text:span text:style-name="T25"> </text:span><text:span text:style-name="T23">B</text:span><text:span text:style-name="T65">(i+1)jk</text:span></text:p>
      <text:p text:style-name="P16"><text:span text:style-name="T32">15<text:tab/>MAD</text:span><text:span text:style-name="T33"> F</text:span><text:span text:style-name="T71">ij</text:span><text:span text:style-name="T33"> X</text:span><text:span text:style-name="T71">ijk</text:span><text:span text:style-name="T33"> W</text:span><text:span text:style-name="T71">ijk</text:span><text:span text:style-name="T33"> </text:span><text:span text:style-name="T35">C</text:span><text:span text:style-name="T73">i(j+1)k</text:span></text:p>
      <text:p text:style-name="P5"/>
      <text:p text:style-name="P25">Section <text:span text:style-name="T41">3</text:span> – <text:span text:style-name="T40">The primary objects in detail.</text:span></text:p>
      <text:p text:style-name="P8"/>
      <text:p text:style-name="P30"><text:span text:style-name="T74">C</text:span><text:span text:style-name="T43">ijk.</text:span><text:span text:style-name="T81"> <text:s/></text:span><text:span text:style-name="T83">j</text:span><text:span text:style-name="T82">&lt;k. <text:s/></text:span><text:span text:style-name="T81">The matrix being worked on is called C</text:span><text:span text:style-name="T83">, which is broken into blocks at the start which one might call "C</text:span><text:span text:style-name="T57">ik</text:span><text:span text:style-name="T7">" but called C</text:span><text:span text:style-name="T57">i0k</text:span><text:span text:style-name="T7"> here to allow for naming the various versions of it as the algorithm progresses</text:span><text:span text:style-name="T81">. <text:s/>Each block is changed once for each index </text:span><text:span text:style-name="T83">j</text:span><text:span text:style-name="T81">, so that there is a matrix C</text:span><text:span text:style-name="T53">ijk</text:span><text:span text:style-name="T2"> being the result of this operation after column </text:span><text:span text:style-name="T7">j</text:span><text:span text:style-name="T2"> has been done.</text:span><text:span text:style-name="T9"> <text:s/></text:span><text:span text:style-name="T2">There is no matrix C</text:span><text:span text:style-name="T53">ijk</text:span><text:span text:style-name="T2"> if </text:span><text:span text:style-name="T7">j</text:span><text:span text:style-name="T2">&gt;k and the case </text:span><text:span text:style-name="T7">j</text:span><text:span text:style-name="T2">=k is treated specially. <text:s/>In other words we rename C</text:span><text:span text:style-name="T53">ij</text:span><text:span text:style-name="T57">j</text:span><text:span text:style-name="T2"> as Y</text:span><text:span text:style-name="T53">ij</text:span><text:span text:style-name="T2"> once C</text:span><text:span text:style-name="T53">ij</text:span><text:span text:style-name="T57">j</text:span><text:span text:style-name="T2"> has been made.</text:span></text:p>
      <text:p text:style-name="P26"><text:span text:style-name="T18">Y</text:span><text:span text:style-name="T44">ij.</text:span><text:span text:style-name="T2"> <text:s/></text:span><text:span text:style-name="T3">All values. <text:s/>As described above, this is the block of the initial matrix after all columns &lt; </text:span><text:span text:style-name="T7">j</text:span><text:span text:style-name="T3"> have been dealt with.</text:span></text:p>
      <text:p text:style-name="P28"><text:span text:style-name="T20">A</text:span><text:span text:style-name="T45">ij.</text:span><text:span text:style-name="T3"> </text:span><text:span text:style-name="T6"><text:s/>The pivots from Y</text:span><text:span text:style-name="T56">ij</text:span><text:span text:style-name="T6"> as found from all the matrices above, extracted and ready for use as a left-multiplier.</text:span></text:p>
      <text:p text:style-name="P26"><text:span text:style-name="T18">B</text:span><text:span text:style-name="T44">ij</text:span><text:span text:style-name="T45">k</text:span><text:span text:style-name="T44">.</text:span><text:span text:style-name="T2"> <text:s/></text:span><text:span text:style-name="T7">j</text:span><text:span text:style-name="T3">&lt;k. <text:s/>At each stage {i,j} we have extracted some pivotal rows and put the extracted matrix into negative reduced echelon form. <text:s/>This matrix is held (as blocks indexed by k&gt;</text:span><text:span text:style-name="T7">j</text:span><text:span text:style-name="T3">) as a separate matrix. <text:s/>Its use is as the right multiplier</text:span><text:span text:style-name="T9">.</text:span></text:p>
      <text:p text:style-name="P26"><text:span text:style-name="T18">P</text:span><text:span text:style-name="T45">ij.</text:span><text:span text:style-name="T3"> <text:s/>All values. <text:s/>This is the pivot string corresponding to the column of matrices Y</text:span><text:span text:style-name="T54">tj</text:span><text:span text:style-name="T3"> for all t &lt;= i. <text:s/>It</text:span><text:span text:style-name="T7"> </text:span><text:span text:style-name="T3">will be applied to the matrix Y</text:span><text:span text:style-name="T54">(i+1)j</text:span><text:span text:style-name="T3"> (and only that matrix) to get the pivotal columns and leave the non-pivotal columns. <text:s/>The pivot extraction string P</text:span><text:span text:style-name="T54">(i+1)j</text:span><text:span text:style-name="T3"> must also include all the pivots found when echelizing these non-pivotal columns, so will be different. <text:s/>The format is a bit-string - each column has a bit, set to 1 if the column is pivotal and set to 0 if it is not.</text:span></text:p>
      <text:p text:style-name="P29"><text:span text:style-name="T19">R</text:span><text:span text:style-name="T45">ij.</text:span><text:span text:style-name="T3"> <text:s/>All values. <text:s/>This</text:span><text:span text:style-name="T4"> is the remnant - the matrix of pivotal rows from the column above Y</text:span><text:span text:style-name="T55">ij</text:span><text:span text:style-name="T4"> on the non-pivotal columns. <text:s/>This is essentially the matrix B</text:span><text:span text:style-name="T55">ij</text:span><text:span text:style-name="T58">j</text:span><text:span text:style-name="T9">.</text:span></text:p>
      <text:p text:style-name="P28"><text:span text:style-name="T20">T</text:span><text:span text:style-name="T45">ij.</text:span><text:span text:style-name="T3"> </text:span><text:span text:style-name="T6"><text:s/>This bit-string selects the pivotal rows a found by the echelization of Y</text:span><text:span text:style-name="T56">ij</text:span><text:span text:style-name="T6">. <text:s/>It must be applied along the whole row (i.e. for all k&gt;</text:span><text:span text:style-name="T8">j</text:span><text:span text:style-name="T6">) to separate those rows that end up in the B-matrix </text:span><text:span text:style-name="T8">from</text:span><text:span text:style-name="T6"> those that remain behind in the C-matrix for use with higher values of </text:span><text:span text:style-name="T8">j</text:span><text:span text:style-name="T6">.</text:span></text:p>
      <text:p text:style-name="P19"/>
      <text:p text:style-name="P31"><text:soft-page-break/><text:span text:style-name="T85">Section </text:span><text:span text:style-name="T86">4</text:span><text:span text:style-name="T85"> – </text:span><text:span text:style-name="T87">The </text:span><text:span text:style-name="T89">main-column </text:span><text:span text:style-name="T87">op</text:span><text:span text:style-name="T88">e</text:span><text:span text:style-name="T87">rations.</text:span></text:p>
      <text:p text:style-name="P9"/>
      <text:p text:style-name="P10">This section describes the operations needed to proceed down the column - the things that effect the transition from {i,j} to {i<text:span text:style-name="T101">+1</text:span>,j} on the <text:span text:style-name="T101">j</text:span><text:span text:style-name="T94">th</text:span><text:span text:style-name="T1"> column. <text:s/></text:span></text:p>
      <text:p text:style-name="P11"/>
      <text:p text:style-name="P58">Here are the letters I've used for objects. <text:s/><text:span text:style-name="T101">I n</text:span>early ran out of letters!</text:p>
      <text:p text:style-name="P12"/>
      <text:p text:style-name="P12"><text:span text:style-name="T26">A</text:span><text:span text:style-name="T1">BCDE</text:span><text:span text:style-name="T27">F</text:span><text:span text:style-name="T1">GHLMNPQR</text:span><text:span text:style-name="T21">S</text:span><text:span text:style-name="T1">TU</text:span><text:span text:style-name="T21">VWX</text:span><text:span text:style-name="T1">YZ</text:span></text:p>
      <text:p text:style-name="P9"/>
      <text:p text:style-name="P26"><text:span text:style-name="T84">Pivot Extract.</text:span><text:span text:style-name="T82"> <text:s/>The first step of the process involves extracting the pivots given in P</text:span><text:span text:style-name="T54">ij</text:span><text:span text:style-name="T3"> from the matrix Y</text:span><text:span text:style-name="T54">ij</text:span><text:span text:style-name="T3">. <text:s/></text:span><text:span text:style-name="T4">This results in two matrices which I will call </text:span><text:span text:style-name="T6">A</text:span><text:span text:style-name="T55">ij</text:span><text:span text:style-name="T4"> (the pivots) and G</text:span><text:span text:style-name="T55">ij</text:span><text:span text:style-name="T4"> (the non-pivots). <text:s/>At present this operation is done by extracting and inserting each entry separately and it is expected that a better algorithm for this will be needed in due course.</text:span></text:p>
      <text:p text:style-name="P19"/>
      <text:p text:style-name="P34"><text:span text:style-name="T2">Initial clearing.</text:span><text:span text:style-name="T10"> <text:s/>The next step is to clear the pivotal columns from P</text:span><text:span text:style-name="T59">ij</text:span><text:span text:style-name="T10"> f</text:span><text:span text:style-name="T15">ro</text:span><text:span text:style-name="T10">m the matrix Y</text:span><text:span text:style-name="T59">ij</text:span><text:span text:style-name="T10"> which by now has been split into </text:span><text:span text:style-name="T14">A</text:span><text:span text:style-name="T59">ij</text:span><text:span text:style-name="T10"> and G</text:span><text:span text:style-name="T59">ij</text:span><text:span text:style-name="T10">. <text:s/>There is no point clearing </text:span><text:span text:style-name="T14">A</text:span><text:span text:style-name="T59">ij</text:span><text:span text:style-name="T10"> since the result is know to be zero, so the operation needed here is to multiply </text:span><text:span text:style-name="T14">A</text:span><text:span text:style-name="T59">ij</text:span><text:span text:style-name="T10"> by R</text:span><text:span text:style-name="T59">ij</text:span><text:span text:style-name="T10"> an add it into G</text:span><text:span text:style-name="T59">ij</text:span><text:span text:style-name="T10">. <text:s/>I will call the result H</text:span><text:span text:style-name="T59">ij</text:span><text:span text:style-name="T10"> = G</text:span><text:span text:style-name="T59">ij</text:span><text:span text:style-name="T10"> + </text:span><text:span text:style-name="T14">A</text:span><text:span text:style-name="T59">ij</text:span><text:span text:style-name="T10">.R</text:span><text:span text:style-name="T59">ij</text:span><text:span text:style-name="T10">.</text:span></text:p>
      <text:p text:style-name="P34"/>
      <text:p text:style-name="P34"><text:span text:style-name="T2">Echelize.</text:span><text:span text:style-name="T10"> <text:s/>We are now ready to echel</text:span><text:span text:style-name="T11">i</text:span><text:span text:style-name="T10">ze H</text:span><text:span text:style-name="T59">ij</text:span><text:span text:style-name="T10">. <text:s/>As usual this results in </text:span><text:span text:style-name="T11">four</text:span><text:span text:style-name="T10"> outputs, so in this case I will </text:span><text:span text:style-name="T11">just </text:span><text:span text:style-name="T10">give them in tabular form.</text:span></text:p>
      <text:p text:style-name="P34"/>
      <text:p text:style-name="P40"><text:tab/><text:span text:style-name="T93">Q</text:span><text:span text:style-name="T63">ij</text:span><text:tab/>The pivot<text:span text:style-name="T93">al</text:span> columns</text:p>
      <text:p text:style-name="P40"><text:tab/><text:span text:style-name="T93">T</text:span><text:span text:style-name="T63">ij</text:span><text:tab/>The pivotal rows</text:p>
      <text:p text:style-name="P40"><text:tab/><text:span text:style-name="T93">M</text:span><text:span text:style-name="T63">ij</text:span><text:tab/>The multiplier</text:p>
      <text:p text:style-name="P40"><text:tab/><text:span text:style-name="T93">N</text:span><text:span text:style-name="T63">ij</text:span><text:tab/>The remnant</text:p>
      <text:p text:style-name="P46"/>
      <text:p text:style-name="P49">Remnant split.<text:span text:style-name="T75"> <text:s/>The remnant matrix R</text:span><text:span text:style-name="T46">ij</text:span><text:span text:style-name="T75"> must now be split into (E</text:span><text:span text:style-name="T46">ij</text:span><text:span text:style-name="T75">) the columns of the new pivots and (</text:span><text:span text:style-name="T76">D</text:span><text:span text:style-name="T46">ij</text:span><text:span text:style-name="T75">) the remaining columns. <text:s/>This is done by applying Q</text:span><text:span text:style-name="T46">ij</text:span><text:span text:style-name="T75"> to R</text:span><text:span text:style-name="T46">ij</text:span><text:span text:style-name="T75">.</text:span></text:p>
      <text:p text:style-name="P49"/>
      <text:p text:style-name="P49">Remnant back-clean.<text:span text:style-name="T75"> <text:s/>The next step is to back-clean the remnant, by which I mean </text:span><text:span text:style-name="T76">D</text:span><text:span text:style-name="T46">ij</text:span><text:span text:style-name="T75"> with respect to the new pivots. <text:s/>Hence we make L</text:span><text:span text:style-name="T46">ij</text:span><text:span text:style-name="T75"> = </text:span><text:span text:style-name="T76">D</text:span><text:span text:style-name="T46">ij</text:span><text:span text:style-name="T75"> + E</text:span><text:span text:style-name="T46">ij</text:span><text:span text:style-name="T75"> . N</text:span><text:span text:style-name="T46">ij</text:span><text:span text:style-name="T75">.</text:span></text:p>
      <text:p text:style-name="P49"/>
      <text:p text:style-name="P51">Pivot combination.<text:span text:style-name="T75"> <text:s/>We now wish to make the new pivot extract string by combining the input P</text:span><text:span text:style-name="T46">ij</text:span><text:span text:style-name="T75"> with the echelize result Q</text:span><text:span text:style-name="T46">ij</text:span><text:span text:style-name="T75">. <text:s/>This results in P</text:span><text:span text:style-name="T51">(i+1)j</text:span><text:span text:style-name="T75"> and a row riffle U</text:span><text:span text:style-name="T46">ij</text:span><text:span text:style-name="T75">.</text:span></text:p>
      <text:p text:style-name="P51"/>
      <text:p text:style-name="P51">Remnant assembly.<text:span text:style-name="T75"> <text:s/>The new remnant matrix can now be made by performing a row riffle (using U</text:span><text:span text:style-name="T46">ij</text:span><text:span text:style-name="T75">) on the two parts - L</text:span><text:span text:style-name="T46">ij</text:span><text:span text:style-name="T75"> and N</text:span><text:span text:style-name="T46">ij</text:span><text:span text:style-name="T75">. <text:s/>This results in the matrix R</text:span><text:span text:style-name="T50">(i+1)j</text:span><text:span text:style-name="T75">.</text:span></text:p>
      <text:p text:style-name="P51"/>
      <text:p text:style-name="P56"><text:span text:style-name="T107">Get the cleaner matrix</text:span>.<text:span text:style-name="T75"> The next job is to apply the row selector T</text:span><text:span text:style-name="T46">ij</text:span><text:span text:style-name="T75"> </text:span><text:span text:style-name="T80">and the pivot select Q</text:span><text:span text:style-name="T52">ij</text:span><text:span text:style-name="T80"> t</text:span><text:span text:style-name="T75">o the echelized matrix H</text:span><text:span text:style-name="T46">ij</text:span><text:span text:style-name="T75"> to obtain</text:span><text:span text:style-name="T80"> the matrix F</text:span><text:span text:style-name="T52">ij</text:span><text:span text:style-name="T80"> that does the cleaning.</text:span></text:p>
      <text:p text:style-name="P47"/>
      <text:p text:style-name="P47"/>
      <text:p text:style-name="P47"/>
      <text:p text:style-name="P32"><text:soft-page-break/><text:span text:style-name="T85">Section </text:span><text:span text:style-name="T90">5</text:span><text:span text:style-name="T85"> – </text:span><text:span text:style-name="T91">The i,j,k operations</text:span></text:p>
      <text:p text:style-name="P53"/>
      <text:p text:style-name="P41">The remaining job is to propagate the above operations to the right. <text:s/>Of course the other blocks have no pivots at this stage. <text:s/>"Pivot Extract",<text:span text:style-name="T96"> "Echlize", "Remnant Split", Pivot combination" <text:s/></text:span>. . . therefore have no counterpart in this section.</text:p>
      <text:p text:style-name="P41"/>
      <text:p text:style-name="P42">The matrix block itself is C<text:span text:style-name="T42">ijk</text:span>. <text:s/>This corresponds to Y<text:span text:style-name="T42">ij</text:span> but as there are no pivots, it also corresponds to G<text:span text:style-name="T42">ij</text:span>. <text:s/></text:p>
      <text:p text:style-name="P53"/>
      <text:p text:style-name="P53"><text:span text:style-name="T75">The input to this stage from above </text:span><text:span text:style-name="T76">is</text:span><text:span text:style-name="T75"> therefore B</text:span><text:span text:style-name="T46">ijk</text:span><text:span text:style-name="T75"> - </text:span><text:span text:style-name="T76">corresponding to R</text:span><text:span text:style-name="T47">ij</text:span><text:span text:style-name="T76"> and D</text:span><text:span text:style-name="T47">ij</text:span><text:span text:style-name="T76"> - containing the significant rows. <text:s/></text:span></text:p>
      <text:p text:style-name="P27"/>
      <text:p text:style-name="P36"><text:span text:style-name="T5">Subsequent</text:span><text:span text:style-name="T2"> clearing.</text:span><text:span text:style-name="T10"> <text:s/>The </text:span><text:span text:style-name="T12">first </text:span><text:span text:style-name="T10">step is </text:span><text:span text:style-name="T12">mimic the "initial clearing" step by computing Z</text:span><text:span text:style-name="T60">ijk</text:span><text:span text:style-name="T12"> from C</text:span><text:span text:style-name="T60">ijk</text:span><text:span text:style-name="T12"> using </text:span><text:span text:style-name="T14">A</text:span><text:span text:style-name="T62">(i-1)</text:span><text:span text:style-name="T60">j</text:span><text:span text:style-name="T12"> and B</text:span><text:span text:style-name="T60">ijk</text:span><text:span text:style-name="T12">. <text:s/>This deals with the "old" pivots fro</text:span><text:span text:style-name="T14">m</text:span><text:span text:style-name="T12"> the blocks higher than (lower value of j than) Y</text:span><text:span text:style-name="T60">ij</text:span><text:span text:style-name="T12">. The required operation is </text:span></text:p>
      <text:p text:style-name="P36"><text:span text:style-name="T12">Z</text:span><text:span text:style-name="T60">ijk</text:span><text:span text:style-name="T12"> = C</text:span><text:span text:style-name="T60">ijk</text:span><text:span text:style-name="T12"> + </text:span><text:span text:style-name="T14">A</text:span><text:span text:style-name="T62">(i-1)</text:span><text:span text:style-name="T60">j</text:span><text:span text:style-name="T12"> . B</text:span><text:span text:style-name="T60">ijk</text:span><text:span text:style-name="T12">. <text:s/></text:span><text:span text:style-name="T16"><text:s text:c="5"/></text:span><text:span text:style-name="T12">H</text:span><text:span text:style-name="T60">ij</text:span><text:span text:style-name="T12"> therefore corresponds to Z</text:span><text:span text:style-name="T60">ijk</text:span><text:span text:style-name="T12">.</text:span></text:p>
      <text:p text:style-name="P35"/>
      <text:p text:style-name="P37"><text:span text:style-name="T10">The remnant N</text:span><text:span text:style-name="T59">ij</text:span><text:span text:style-name="T10"> came out of the echelize step, but for the subsequent blocks we have to make the corresponding object ourselves. <text:s/>N</text:span><text:span text:style-name="T59">ij</text:span><text:span text:style-name="T10"> could have been made by taking the pivotal rows from H</text:span><text:span text:style-name="T59">ij</text:span><text:span text:style-name="T10"> and multiplying by the multiplier M</text:span><text:span text:style-name="T59">ij</text:span><text:span text:style-name="T10">. <text:s/>We will therefore have to do these additional steps.</text:span></text:p>
      <text:p text:style-name="P37"/>
      <text:p text:style-name="P37"><text:span text:style-name="T2">Main Row Select.</text:span><text:span text:style-name="T17"> </text:span><text:span text:style-name="T10"><text:s/>Divide the matrix Z</text:span><text:span text:style-name="T59">ijk</text:span><text:span text:style-name="T10"> into pivotal</text:span><text:span text:style-name="T13"> (V</text:span><text:span text:style-name="T61">ijk</text:span><text:span text:style-name="T13">)</text:span><text:span text:style-name="T10"> and non pivotal rows</text:span><text:span text:style-name="T13"> (W</text:span><text:span text:style-name="T61">ijk</text:span><text:span text:style-name="T13">)</text:span><text:span text:style-name="T10"> by applying T</text:span><text:span text:style-name="T59">ij</text:span><text:span text:style-name="T10"> to Z</text:span><text:span text:style-name="T59">ijk</text:span><text:span text:style-name="T10">.</text:span></text:p>
      <text:p text:style-name="P37"/>
      <text:p text:style-name="P38"><text:span text:style-name="T2">Main Row multiplier.</text:span><text:span text:style-name="T10"> <text:s/>Multiply the matrix V</text:span><text:span text:style-name="T59">ijk</text:span><text:span text:style-name="T10"> by M</text:span><text:span text:style-name="T59">ij</text:span><text:span text:style-name="T10"> to get the matrix X</text:span><text:span text:style-name="T59">ijk</text:span><text:span text:style-name="T10">. <text:s/>Notice that this is a simple multiplication - not a multiply-and-add. <text:s/>X</text:span><text:span text:style-name="T59">ijk</text:span><text:span text:style-name="T10"> = M</text:span><text:span text:style-name="T59">ij</text:span><text:span text:style-name="T10"> . V</text:span><text:span text:style-name="T59">ijk</text:span><text:span text:style-name="T10">. <text:s/>V</text:span><text:span text:style-name="T59">ijk</text:span><text:span text:style-name="T10"> corresponds to N</text:span><text:span text:style-name="T59">ij</text:span><text:span text:style-name="T10"> that came out of the echelize process.</text:span><text:span text:style-name="T15"> <text:s/>This is only one of several possible approaches to this "mimic" part of the algorithm, but our current aim is to get the first one working, so this will not be considered yet.</text:span></text:p>
      <text:p text:style-name="P38"/>
      <text:p text:style-name="P39"><text:span text:style-name="T10">When Y</text:span><text:span text:style-name="T59">ij</text:span><text:span text:style-name="T10"> was echelized, the non-pivotal rows were zeroized and therefore not output by the echelization process. <text:s/>These zero-rows are not necessarily zero in subsequent blocks (higher values of k) so must be computed here. <text:s/>To do this, we use the cleaner matrix F as was produced, but not used, in the main column work.</text:span></text:p>
      <text:p text:style-name="P50"/>
      <text:p text:style-name="P50"><text:span text:style-name="T96">Main</text:span> back-clean. <text:s/><text:span text:style-name="T75">The next step is to back-clean the </text:span><text:span text:style-name="T77">incoming B-matrix B</text:span><text:span text:style-name="T48">ijk</text:span><text:span text:style-name="T75"> with respect to the new pivots. <text:s/>Hence we make </text:span><text:span text:style-name="T77">S</text:span><text:span text:style-name="T48">ijk</text:span><text:span text:style-name="T75"> =</text:span><text:span text:style-name="T77"> B</text:span><text:span text:style-name="T48">ijk</text:span><text:span text:style-name="T75"> + E</text:span><text:span text:style-name="T46">ij</text:span><text:span text:style-name="T75"> .</text:span><text:span text:style-name="T77"> X</text:span><text:span text:style-name="T48">ijk</text:span><text:span text:style-name="T75">.</text:span></text:p>
      <text:p text:style-name="P50"/>
      <text:p text:style-name="P55"><text:span text:style-name="T97">B</text:span>-matrix assembly. <text:span text:style-name="T75"><text:s/>The </text:span><text:span text:style-name="T79">next </text:span><text:span text:style-name="T75">step is to assemble B</text:span><text:span text:style-name="T50">(i+1)j</text:span><text:span text:style-name="T46">k</text:span><text:span text:style-name="T75"> from B</text:span><text:span text:style-name="T46">ijk</text:span><text:span text:style-name="T78"> b</text:span><text:span text:style-name="T75">y row riffling into S</text:span><text:span text:style-name="T46">ijk</text:span><text:span text:style-name="T75"> the new rows X</text:span><text:span text:style-name="T46">ijk</text:span><text:span text:style-name="T78">, using U</text:span><text:span text:style-name="T49">ij</text:span><text:span text:style-name="T78">.</text:span></text:p>
      <text:p text:style-name="P55"/>
      <text:p text:style-name="P18"><text:span text:style-name="T37">C</text:span><text:span text:style-name="T36">-matrix completion.</text:span><text:span text:style-name="T31"> <text:s/>The final step is to compute the new C</text:span><text:span text:style-name="T72">i(j+1)k</text:span><text:span text:style-name="T31"> matrix from W</text:span><text:span text:style-name="T70">ijk</text:span><text:span text:style-name="T31"> but doing a muliply-and-add with F</text:span><text:span text:style-name="T70">ij</text:span><text:span text:style-name="T31"> and X</text:span><text:span text:style-name="T70">ijk</text:span><text:span text:style-name="T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5-07-18T09:54:22.530371623</dc:date>
    <meta:editing-duration>PT23H36M54S</meta:editing-duration>
    <meta:editing-cycles>141</meta:editing-cycles>
    <meta:generator>LibreOffice/4.2.8.2$Linux_X86_64 LibreOffice_project/420m0$Build-2</meta:generator>
    <meta:printed-by>User </meta:printed-by>
    <meta:print-date>2012-08-06T12:45:35</meta:print-date>
    <meta:document-statistic meta:table-count="0" meta:image-count="0" meta:object-count="0" meta:page-count="4" meta:paragraph-count="65" meta:word-count="1456" meta:character-count="7827" meta:non-whitespace-character-count="6286"/>
  </office:meta>
</office:document-meta>
</file>